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8cm" fo:min-width="19.29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1cm" fo:min-width="1.6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measure">
      <style:graphic-properties svg:stroke-width="0.05cm" draw:marker-start-width="0.275cm" draw:marker-end-width="0.275cm" draw:textarea-horizontal-align="center" draw:textarea-vertical-align="middle" draw:line-distance="0.916cm" draw:guide-overhang="0.8cm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0" style:family="graphic" style:parent-style-name="measure">
      <style:graphic-properties svg:stroke-width="0.05cm" draw:marker-start-width="0.275cm" draw:marker-end-width="0.275cm" draw:textarea-horizontal-align="center" draw:textarea-vertical-align="middle" draw:line-distance="0.92cm" draw:guide-overhang="0.8cm"/>
    </style:style>
    <style:style style:name="gr11" style:family="graphic" style:parent-style-name="measure">
      <style:graphic-properties svg:stroke-width="0.05cm" draw:marker-start-width="0.38cm" draw:marker-end-width="0.38cm" draw:textarea-horizontal-align="center" draw:textarea-vertical-align="middle" draw:line-distance="0.916cm" draw:guide-overhang="0.8cm"/>
    </style:style>
    <style:style style:name="gr12" style:family="graphic" style:parent-style-name="standard">
      <style:graphic-properties draw:stroke="dash" draw:stroke-dash="Fine_20_Dotted"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measure">
      <style:graphic-properties svg:stroke-width="0.1cm" draw:marker-start-width="0.45cm" draw:marker-end-width="0.45cm" draw:textarea-horizontal-align="center" draw:textarea-vertical-align="middle" draw:line-distance="0.39cm" draw:guide-overhang="1.5cm" draw:guide-distance="-0.3cm" draw:show-uni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51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26cm"/>
    </style:style>
    <style:style style:name="gr31" style:family="graphic" style:parent-style-name="measure">
      <style:graphic-properties svg:stroke-width="0.1cm" draw:marker-start-width="0.45cm" draw:marker-end-width="0.45cm" draw:textarea-horizontal-align="center" draw:textarea-vertical-align="middle" draw:line-distance="0.39cm" draw:guide-overhang="0.5cm" draw:guide-distance="-0.7cm" draw:show-uni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6cm" fo:min-width="39.804cm"/>
    </style:style>
    <style:style style:name="gr33" style:family="graphic" style:parent-style-name="measure">
      <style:graphic-properties svg:stroke-width="0.05cm" draw:marker-start-width="0.38cm" draw:marker-end-width="0.38cm" draw:textarea-horizontal-align="center" draw:textarea-vertical-align="middle" draw:guide-overhang="0.8cm"/>
    </style:style>
    <style:style style:name="gr34" style:family="graphic" style:parent-style-name="measure">
      <style:graphic-properties svg:stroke-width="0.1cm" draw:marker-start-width="0.45cm" draw:marker-end-width="0.45cm" draw:textarea-horizontal-align="center" draw:textarea-vertical-align="middle" draw:line-distance="0.39cm" draw:guide-overhang="1cm" draw:guide-distance="-0.2cm" draw:show-uni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text-properties fo:color="#800000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cm" fo:margin-right="0cm" fo:text-indent="0cm"/>
      <style:text-properties fo:color="#800000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2" style:family="paragraph">
      <style:text-properties fo:font-size="13pt" style:font-size-asian="13pt" style:font-size-complex="13pt"/>
    </style:style>
    <style:style style:name="T1" style:family="text">
      <style:text-properties style:text-position="sub 64%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1.709cm" svg:height="10.707cm" svg:x="28.851cm" svg:y="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87cm" svg:height="10.736cm" svg:x="19.606cm" svg:y="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115cm" svg:height="10.695cm" svg:x="7.395cm" svg:y="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11cm" svg:height="10.695cm" svg:x="4.187cm" svg:y="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49cm" svg:height="1.2cm" svg:x="12.35cm" svg:y="1.154cm">
          <draw:text-box>
            <text:p text:style-name="P2">PE<text:span text:style-name="T1">p</text:span><text:span text:style-name="T2"> 1</text:span></text:p>
          </draw:text-box>
        </draw:frame>
        <draw:custom-shape draw:style-name="gr3" draw:text-style-name="P1" draw:layer="layout" svg:width="0.055cm" svg:height="1.015cm" svg:x="4.923cm" svg:y="2.523cm">
          <text:p text:style-name="P2"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" draw:text-style-name="P2" draw:layer="layout" svg:width="2.149cm" svg:height="1.391cm" svg:x="4.169cm" svg:y="1cm">
          <draw:text-box>
            <text:p text:style-name="P2">PE<text:span text:style-name="T1">p</text:span><text:span text:style-name="T2"> 0</text:span></text:p>
          </draw:text-box>
        </draw:frame>
        <draw:custom-shape draw:style-name="gr3" draw:text-style-name="P1" draw:layer="layout" svg:width="9.237cm" svg:height="1.097cm" svg:x="8.592cm" svg:y="2.668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36cm" svg:height="1.103cm" svg:x="8.616cm" svg:y="2.668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633cm" svg:height="1.103cm" svg:x="13.233cm" svg:y="2.668cm">
          <text:p text:style-name="P2"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011cm" svg:height="0.78cm" svg:x="7.56cm" svg:y="5.442cm">
          <draw:text-box>
            <text:p text:style-name="P2"><text:span text:style-name="T3">me-&gt;buf(1)-&gt;Index</text:span></text:p>
          </draw:text-box>
        </draw:frame>
        <draw:frame draw:style-name="gr7" draw:layer="layout" svg:width="2.081cm" svg:height="1.2cm" svg:x="1.151cm" svg:y="4.254cm">
          <draw:text-box>
            <text:p text:style-name="P2">PE<text:span text:style-name="T1">c</text:span><text:span text:style-name="T2"> 0</text:span></text:p>
          </draw:text-box>
        </draw:frame>
        <draw:measure draw:style-name="gr8" draw:text-style-name="P4" draw:layer="measurelines" svg:x1="8.501cm" svg:y1="5.536cm" svg:x2="13.151cm" svg:y2="5.542cm">
          <text:p text:style-name="P4"><text:span text:style-name="T3">me-&gt;buf(1)-&gt;BufLen</text:span></text:p>
        </draw:measure>
        <draw:frame draw:style-name="gr7" draw:text-style-name="P3" draw:layer="layout" svg:width="4.011cm" svg:height="0.78cm" svg:x="11.661cm" svg:y="7.942cm">
          <draw:text-box>
            <text:p text:style-name="P2"><text:span text:style-name="T3">me-&gt;buf(1)-&gt;Index</text:span></text:p>
          </draw:text-box>
        </draw:frame>
        <draw:measure draw:style-name="gr8" draw:text-style-name="P4" draw:layer="layout" svg:x1="13.102cm" svg:y1="8.036cm" svg:x2="17.752cm" svg:y2="8.042cm">
          <text:p text:style-name="P4"><text:span text:style-name="T3">me-&gt;buf(1)-&gt;BufLen</text:span></text:p>
        </draw:measure>
        <draw:frame draw:style-name="gr7" draw:layer="layout" svg:width="2.081cm" svg:height="1.2cm" svg:x="1.152cm" svg:y="6.654cm">
          <draw:text-box>
            <text:p text:style-name="P2">PE<text:span text:style-name="T1">c</text:span><text:span text:style-name="T2"> 1</text:span></text:p>
          </draw:text-box>
        </draw:frame>
        <draw:g>
          <draw:g>
            <draw:custom-shape draw:style-name="gr3" draw:text-style-name="P1" draw:layer="layout" svg:width="4.511cm" svg:height="1.015cm" svg:x="21.966cm" svg:y="2.676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4.593cm" svg:height="1.102cm" svg:x="21.92cm" svg:y="2.642cm">
              <text:p text:style-name="P2"/>
              <draw:enhanced-geometry svg:viewBox="0 0 21600 21600" draw:type="rectangle" draw:enhanced-path="M 0 0 L 21600 0 21600 21600 0 21600 0 0 Z N"/>
            </draw:custom-shape>
          </draw:g>
          <draw:frame draw:style-name="gr7" draw:layer="layout" svg:width="2.102cm" svg:height="1.2cm" svg:x="22.918cm" svg:y="1.221cm">
            <draw:text-box>
              <text:p text:style-name="P2">PE<text:span text:style-name="T1">p</text:span><text:span text:style-name="T2"> 2</text:span></text:p>
            </draw:text-box>
          </draw:frame>
          <draw:frame draw:style-name="gr7" draw:text-style-name="P3" draw:layer="layout" svg:width="4.011cm" svg:height="0.78cm" svg:x="19.661cm" svg:y="10.642cm">
            <draw:text-box>
              <text:p text:style-name="P2"><text:span text:style-name="T3">me-&gt;buf(2)-&gt;Index</text:span></text:p>
            </draw:text-box>
          </draw:frame>
          <draw:measure draw:style-name="gr8" draw:text-style-name="P4" draw:layer="layout" svg:x1="21.803cm" svg:y1="10.739cm" svg:x2="26.453cm" svg:y2="10.739cm">
            <text:p text:style-name="P4"><text:span text:style-name="T3">me-&gt;buf(2)-&gt;BufLen</text:span></text:p>
          </draw:measure>
        </draw:g>
        <draw:g>
          <draw:custom-shape draw:style-name="gr3" draw:text-style-name="P1" draw:layer="layout" svg:width="18.532cm" svg:height="1.015cm" svg:x="30.969cm" svg:y="2.735cm">
            <text:p text:style-name="P2"/>
            <draw:enhanced-geometry svg:viewBox="0 0 21600 21600" draw:type="rectangle" draw:enhanced-path="M 0 0 L 21600 0 21600 21600 0 21600 0 0 Z N"/>
          </draw:custom-shape>
          <draw:frame draw:style-name="gr7" draw:layer="layout" svg:width="2.102cm" svg:height="1.2cm" svg:x="39.118cm" svg:y="1.254cm">
            <draw:text-box>
              <text:p text:style-name="P2">PE<text:span text:style-name="T1">p</text:span><text:span text:style-name="T2"> 3</text:span></text:p>
            </draw:text-box>
          </draw:frame>
          <draw:custom-shape draw:style-name="gr5" draw:text-style-name="P1" draw:layer="layout" svg:width="4.616cm" svg:height="1.103cm" svg:x="30.961cm" svg:y="2.67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616cm" svg:height="1.103cm" svg:x="35.524cm" svg:y="2.67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4.646cm" svg:height="1.102cm" svg:x="40.168cm" svg:y="2.678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4.779cm" svg:height="1.102cm" svg:x="44.801cm" svg:y="2.678cm">
            <text:p text:style-name="P2"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4.011cm" svg:height="0.78cm" svg:x="29.061cm" svg:y="5.542cm">
            <draw:text-box>
              <text:p text:style-name="P2"><text:span text:style-name="T3">me-&gt;buf(3)-&gt;Index</text:span></text:p>
            </draw:text-box>
          </draw:frame>
          <draw:measure draw:style-name="gr10" draw:text-style-name="P4" draw:layer="layout" svg:x1="30.902cm" svg:y1="5.536cm" svg:x2="35.552cm" svg:y2="5.542cm">
            <text:p text:style-name="P4"><text:span text:style-name="T3">me-&gt;buf(3)-&gt;BufLen</text:span></text:p>
          </draw:measure>
          <draw:frame draw:style-name="gr7" draw:text-style-name="P3" draw:layer="layout" svg:width="4.011cm" svg:height="0.78cm" svg:x="33.762cm" svg:y="8.042cm">
            <draw:text-box>
              <text:p text:style-name="P2"><text:span text:style-name="T3">me-&gt;buf(3)-&gt;Index</text:span></text:p>
            </draw:text-box>
          </draw:frame>
          <draw:measure draw:style-name="gr8" draw:text-style-name="P4" draw:layer="layout" svg:x1="35.603cm" svg:y1="8.036cm" svg:x2="40.253cm" svg:y2="8.042cm">
            <text:p text:style-name="P4"><text:span text:style-name="T3">me-&gt;buf(3)-&gt;BufLen</text:span></text:p>
          </draw:measure>
          <draw:frame draw:style-name="gr7" draw:text-style-name="P3" draw:layer="layout" svg:width="4.011cm" svg:height="0.78cm" svg:x="38.462cm" svg:y="10.742cm">
            <draw:text-box>
              <text:p text:style-name="P2"><text:span text:style-name="T3">me-&gt;buf(3)-&gt;Index</text:span></text:p>
            </draw:text-box>
          </draw:frame>
          <draw:measure draw:style-name="gr11" draw:text-style-name="P4" draw:layer="layout" svg:x1="40.306cm" svg:y1="10.761cm" svg:x2="49.583cm" svg:y2="10.762cm">
            <text:p text:style-name="P4"><text:span text:style-name="T3">me-&gt;buf(3)-&gt;BufLen</text:span></text:p>
          </draw:measure>
        </draw:g>
        <draw:frame draw:style-name="gr7" draw:layer="layout" svg:width="2.132cm" svg:height="1.2cm" svg:x="1.152cm" svg:y="9.354cm">
          <draw:text-box>
            <text:p text:style-name="P2">PE<text:span text:style-name="T1">c <text:s/></text:span><text:span text:style-name="T2">2</text:span></text:p>
          </draw:text-box>
        </draw:frame>
        <draw:line draw:style-name="gr12" draw:text-style-name="P1" draw:layer="layout" svg:x1="8.599cm" svg:y1="3.638cm" svg:x2="3.902cm" svg:y2="15.61cm">
          <text:p/>
        </draw:line>
        <draw:line draw:style-name="gr12" draw:text-style-name="P1" draw:layer="layout" svg:x1="13.163cm" svg:y1="3.704cm" svg:x2="50.337cm" svg:y2="15.213cm">
          <text:p/>
        </draw:line>
        <draw:line draw:style-name="gr12" draw:text-style-name="P1" draw:layer="layout" svg:x1="19.182cm" svg:y1="16.801cm" svg:x2="3.638cm" svg:y2="22.952cm">
          <text:p/>
        </draw:line>
        <draw:line draw:style-name="gr12" draw:text-style-name="P1" draw:layer="layout" svg:x1="26.657cm" svg:y1="16.735cm" svg:x2="50.006cm" svg:y2="23.085cm">
          <text:p/>
        </draw:line>
        <draw:g>
          <draw:custom-shape draw:style-name="gr5" draw:text-style-name="P1" draw:layer="layout" svg:width="46.435cm" svg:height="1.653cm" svg:x="3.638cm" svg:y="23.25cm">
            <text:p text:style-name="P2"/>
            <draw:enhanced-geometry svg:viewBox="0 0 21600 21600" draw:type="rectangle" draw:enhanced-path="M 0 0 L 21600 0 21600 21600 0 21600 0 0 Z N"/>
          </draw:custom-shape>
          <draw:measure draw:style-name="gr13" draw:text-style-name="P5" draw:layer="layout" svg:x1="3.667cm" svg:y1="26.691cm" svg:x2="50.07cm" svg:y2="26.691cm">
            <text:p text:style-name="P5"><text:span text:style-name="T4">NrEle * k * n <text:s/></text:span><text:span text:style-name="T5"><text:s text:c="24"/></text:span></text:p>
          </draw:measure>
          <draw:frame draw:style-name="gr14" draw:text-style-name="P6" draw:layer="layout" svg:width="2.746cm" svg:height="1.216cm" svg:x="3.863cm" svg:y="23.413cm">
            <draw:text-box>
              <text:p text:style-name="P2"><text:span text:style-name="T6">(1,1,1)</text:span></text:p>
            </draw:text-box>
          </draw:frame>
          <draw:frame draw:style-name="gr15" draw:text-style-name="P6" draw:layer="layout" svg:width="2.746cm" svg:height="1.216cm" svg:x="7.511cm" svg:y="23.413cm">
            <draw:text-box>
              <text:p text:style-name="P2"><text:span text:style-name="T6">(1,1,n)</text:span></text:p>
            </draw:text-box>
          </draw:frame>
          <draw:frame draw:style-name="gr16" draw:text-style-name="P6" draw:layer="layout" svg:width="2.746cm" svg:height="1.216cm" svg:x="9.877cm" svg:y="23.413cm">
            <draw:text-box>
              <text:p text:style-name="P2"><text:span text:style-name="T6">(1,2,1)</text:span></text:p>
            </draw:text-box>
          </draw:frame>
          <draw:frame draw:style-name="gr17" draw:text-style-name="P6" draw:layer="layout" svg:width="2.746cm" svg:height="1.216cm" svg:x="13.23cm" svg:y="23.413cm">
            <draw:text-box>
              <text:p text:style-name="P2"><text:span text:style-name="T6">(1,2,n)</text:span></text:p>
            </draw:text-box>
          </draw:frame>
          <draw:frame draw:style-name="gr18" draw:text-style-name="P6" draw:layer="layout" svg:width="2.703cm" svg:height="1.216cm" svg:x="19.64cm" svg:y="23.413cm">
            <draw:text-box>
              <text:p text:style-name="P2"><text:span text:style-name="T6">(1,k,1)</text:span></text:p>
            </draw:text-box>
          </draw:frame>
          <draw:frame draw:style-name="gr19" draw:text-style-name="P6" draw:layer="layout" svg:width="2.703cm" svg:height="1.216cm" svg:x="23.19cm" svg:y="23.413cm">
            <draw:text-box>
              <text:p text:style-name="P2"><text:span text:style-name="T6">(1,k,n)</text:span></text:p>
            </draw:text-box>
          </draw:frame>
          <draw:frame draw:style-name="gr20" draw:text-style-name="P7" draw:layer="layout" svg:width="1.264cm" svg:height="1.39cm" svg:x="6.311cm" svg:y="23.413cm">
            <draw:text-box>
              <text:p text:style-name="P2"><text:span text:style-name="T7">...</text:span></text:p>
            </draw:text-box>
          </draw:frame>
          <draw:frame draw:style-name="gr21" draw:text-style-name="P7" draw:layer="layout" svg:width="1.264cm" svg:height="1.39cm" svg:x="12.325cm" svg:y="23.413cm">
            <draw:text-box>
              <text:p text:style-name="P2"><text:span text:style-name="T7">...</text:span></text:p>
            </draw:text-box>
          </draw:frame>
          <draw:frame draw:style-name="gr20" draw:text-style-name="P7" draw:layer="layout" svg:width="1.264cm" svg:height="1.39cm" svg:x="16.762cm" svg:y="23.413cm">
            <draw:text-box>
              <text:p text:style-name="P2"><text:span text:style-name="T7">...</text:span></text:p>
            </draw:text-box>
          </draw:frame>
          <draw:frame draw:style-name="gr20" draw:text-style-name="P7" draw:layer="layout" svg:width="1.264cm" svg:height="1.39cm" svg:x="22.185cm" svg:y="23.413cm">
            <draw:text-box>
              <text:p text:style-name="P2"><text:span text:style-name="T7">...</text:span></text:p>
            </draw:text-box>
          </draw:frame>
          <draw:frame draw:style-name="gr21" draw:text-style-name="P7" draw:layer="layout" svg:width="1.264cm" svg:height="1.39cm" svg:x="28.396cm" svg:y="23.413cm">
            <draw:text-box>
              <text:p text:style-name="P2"><text:span text:style-name="T7">...</text:span></text:p>
            </draw:text-box>
          </draw:frame>
          <draw:frame draw:style-name="gr22" draw:text-style-name="P6" draw:layer="layout" svg:width="2.746cm" svg:height="1.216cm" svg:x="26.049cm" svg:y="23.413cm">
            <draw:text-box>
              <text:p text:style-name="P2"><text:span text:style-name="T6">(2,1,1)</text:span></text:p>
            </draw:text-box>
          </draw:frame>
          <draw:frame draw:style-name="gr20" draw:text-style-name="P7" draw:layer="layout" svg:width="1.264cm" svg:height="1.39cm" svg:x="29.58cm" svg:y="23.413cm">
            <draw:text-box>
              <text:p text:style-name="P2"><text:span text:style-name="T7">...</text:span></text:p>
            </draw:text-box>
          </draw:frame>
          <draw:frame draw:style-name="gr21" draw:text-style-name="P7" draw:layer="layout" svg:width="1.264cm" svg:height="1.39cm" svg:x="30.861cm" svg:y="23.413cm">
            <draw:text-box>
              <text:p text:style-name="P2"><text:span text:style-name="T7">...</text:span></text:p>
            </draw:text-box>
          </draw:frame>
          <draw:frame draw:style-name="gr23" draw:text-style-name="P6" draw:layer="layout" svg:width="2.703cm" svg:height="1.216cm" svg:x="31.966cm" svg:y="23.413cm">
            <draw:text-box>
              <text:p text:style-name="P2"><text:span text:style-name="T6">(2,k,n)</text:span></text:p>
            </draw:text-box>
          </draw:frame>
          <draw:frame draw:style-name="gr21" draw:text-style-name="P7" draw:layer="layout" svg:width="1.264cm" svg:height="1.39cm" svg:x="35.199cm" svg:y="23.413cm">
            <draw:text-box>
              <text:p text:style-name="P2"><text:span text:style-name="T7">...</text:span></text:p>
            </draw:text-box>
          </draw:frame>
          <draw:frame draw:style-name="gr20" draw:text-style-name="P7" draw:layer="layout" svg:width="1.264cm" svg:height="1.39cm" svg:x="36.58cm" svg:y="23.413cm">
            <draw:text-box>
              <text:p text:style-name="P2"><text:span text:style-name="T7">...</text:span></text:p>
            </draw:text-box>
          </draw:frame>
          <draw:frame draw:style-name="gr20" draw:text-style-name="P7" draw:layer="layout" svg:width="1.264cm" svg:height="1.39cm" svg:x="37.96cm" svg:y="23.413cm">
            <draw:text-box>
              <text:p text:style-name="P2"><text:span text:style-name="T7">...</text:span></text:p>
            </draw:text-box>
          </draw:frame>
          <draw:frame draw:style-name="gr24" draw:text-style-name="P6" draw:layer="layout" svg:width="4.253cm" svg:height="1.216cm" svg:x="39.953cm" svg:y="23.413cm">
            <draw:text-box>
              <text:p text:style-name="P2"><text:span text:style-name="T6">(NrEle,1,1)</text:span></text:p>
            </draw:text-box>
          </draw:frame>
          <draw:frame draw:style-name="gr21" draw:text-style-name="P7" draw:layer="layout" svg:width="1.264cm" svg:height="1.39cm" svg:x="44.27cm" svg:y="23.413cm">
            <draw:text-box>
              <text:p text:style-name="P2"><text:span text:style-name="T7">...</text:span></text:p>
            </draw:text-box>
          </draw:frame>
          <draw:frame draw:style-name="gr25" draw:text-style-name="P6" draw:layer="layout" svg:width="4.21cm" svg:height="1.216cm" svg:x="45.967cm" svg:y="23.413cm">
            <draw:text-box>
              <text:p text:style-name="P2"><text:span text:style-name="T6">(NrEle,k,n)</text:span></text:p>
            </draw:text-box>
          </draw:frame>
          <draw:frame draw:style-name="gr21" draw:text-style-name="P7" draw:layer="layout" svg:width="1.264cm" svg:height="1.39cm" svg:x="18.142cm" svg:y="23.413cm">
            <draw:text-box>
              <text:p text:style-name="P2"><text:span text:style-name="T7">...</text:span></text:p>
            </draw:text-box>
          </draw:frame>
        </draw:g>
        <draw:custom-shape draw:style-name="gr5" draw:text-style-name="P1" draw:layer="layout" svg:width="46.439cm" svg:height="1.588cm" svg:x="3.864cm" svg:y="15.21cm"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7.462cm" svg:height="1.588cm" svg:x="3.902cm" svg:y="15.2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7.719cm" svg:height="1.587cm" svg:x="34.955cm" svg:y="15.211cm">
          <text:p text:style-name="P2"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2.877cm" svg:height="1.216cm" svg:x="4.794cm" svg:y="15.407cm">
          <draw:text-box>
            <text:p text:style-name="P2"><text:span text:style-name="T6">field(1)</text:span></text:p>
          </draw:text-box>
        </draw:frame>
        <draw:frame draw:style-name="gr27" draw:text-style-name="P6" draw:layer="layout" svg:width="2.877cm" svg:height="1.216cm" svg:x="12.027cm" svg:y="15.407cm">
          <draw:text-box>
            <text:p text:style-name="P2"><text:span text:style-name="T6">field(2)</text:span></text:p>
          </draw:text-box>
        </draw:frame>
        <draw:frame draw:style-name="gr27" draw:text-style-name="P6" draw:layer="layout" svg:width="2.877cm" svg:height="1.216cm" svg:x="19.742cm" svg:y="15.407cm">
          <draw:text-box>
            <text:p text:style-name="P2"><text:span text:style-name="T6">field(3)</text:span></text:p>
          </draw:text-box>
        </draw:frame>
        <draw:frame draw:style-name="gr28" draw:text-style-name="P6" draw:layer="layout" svg:width="4.511cm" svg:height="1.216cm" svg:x="43.272cm" svg:y="15.407cm">
          <draw:text-box>
            <text:p text:style-name="P2"><text:span text:style-name="T6">field(NCPL)</text:span></text:p>
          </draw:text-box>
        </draw:frame>
        <draw:frame draw:style-name="gr29" draw:text-style-name="P6" draw:layer="layout" svg:width="5.201cm" svg:height="1.216cm" svg:x="35.462cm" svg:y="15.407cm">
          <draw:text-box>
            <text:p text:style-name="P2"><text:span text:style-name="T6">field(NCPL-1)</text:span></text:p>
          </draw:text-box>
        </draw:frame>
        <draw:frame draw:style-name="gr30" draw:text-style-name="P8" draw:layer="layout" svg:width="1.442cm" svg:height="1.657cm" svg:x="28.712cm" svg:y="15.407cm">
          <draw:text-box>
            <text:p text:style-name="P2"><text:span text:style-name="T8">...</text:span></text:p>
          </draw:text-box>
        </draw:frame>
        <draw:measure draw:name="NEXCH" draw:style-name="gr31" draw:text-style-name="P5" draw:layer="measurelines" svg:x1="3.93cm" svg:y1="14.468cm" svg:x2="50.307cm" svg:y2="14.465cm">
          <text:p text:style-name="P5"><text:span text:style-name="T5">NEXCH <text:s text:c="3"/>fields</text:span></text:p>
        </draw:measure>
        <draw:custom-shape draw:style-name="gr26" draw:text-style-name="P1" draw:layer="layout" svg:width="7.462cm" svg:height="1.588cm" svg:x="19.236cm" svg:y="15.21cm">
          <text:p text:style-name="P2"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83cm" svg:height="1.525cm" svg:x="1.387cm" svg:y="1.119cm">
          <draw:text-box>
            <text:p text:style-name="P2"><text:span text:style-name="T9">a)</text:span></text:p>
          </draw:text-box>
        </draw:frame>
        <draw:frame draw:style-name="gr32" draw:text-style-name="P10" draw:layer="layout" svg:width="1.433cm" svg:height="6.006cm" svg:x="1.588cm" svg:y="14.42cm">
          <draw:text-box>
            <text:p text:style-name="P2"><text:span text:style-name="T9">b)</text:span></text:p>
          </draw:text-box>
        </draw:frame>
        <draw:frame draw:style-name="gr7" draw:text-style-name="P9" draw:layer="layout" svg:width="1.383cm" svg:height="1.525cm" svg:x="1.589cm" svg:y="22.621cm">
          <draw:text-box>
            <text:p text:style-name="P2"><text:span text:style-name="T9">c)</text:span></text:p>
          </draw:text-box>
        </draw:frame>
        <draw:measure draw:style-name="gr33" draw:text-style-name="P11" draw:layer="measurelines" svg:x1="3.963cm" svg:y1="18.889cm" svg:x2="11.305cm" svg:y2="18.888cm">
          <text:p text:style-name="P11"><text:span text:style-name="T10">Me%Ar(1)%Arrdef%ArrLen(1)</text:span></text:p>
        </draw:measure>
        <draw:measure draw:style-name="gr33" draw:text-style-name="P11" draw:layer="layout" svg:x1="11.294cm" svg:y1="18.839cm" svg:x2="19.23cm" svg:y2="18.839cm">
          <text:p text:style-name="P11"><text:span text:style-name="T10">Me%Ar(2)%Arrdef%ArrLen(1)</text:span></text:p>
        </draw:measure>
        <draw:measure draw:style-name="gr33" draw:text-style-name="P11" draw:layer="layout" svg:x1="19.294cm" svg:y1="18.85cm" svg:x2="26.723cm" svg:y2="18.828cm">
          <text:p text:style-name="P11"><text:span text:style-name="T10">Me%Ar(3)%Arrdef%ArrLen(1)</text:span></text:p>
        </draw:measure>
        <draw:measure draw:style-name="gr33" draw:text-style-name="P4" draw:layer="layout" svg:x1="42.794cm" svg:y1="18.807cm" svg:x2="50.337cm" svg:y2="18.785cm">
          <text:p text:style-name="P4"><text:span text:style-name="T3">Me%Ar(NCPL)%Arrdef%ArrLen(1)</text:span></text:p>
        </draw:measure>
        <draw:measure draw:style-name="gr33" draw:text-style-name="P4" draw:layer="layout" svg:x1="35.241cm" svg:y1="18.807cm" svg:x2="42.784cm" svg:y2="18.785cm">
          <text:p text:style-name="P4"><text:span text:style-name="T3">Me%Ar(NCPL-1)%Arrdef%ArrLen(1)</text:span></text:p>
        </draw:measure>
        <draw:frame draw:style-name="gr7" draw:text-style-name="P12" draw:layer="layout" svg:width="6.395cm" svg:height="0.818cm" svg:x="1.707cm" svg:y="18.65cm">
          <draw:text-box>
            <text:p text:style-name="P2"><text:span text:style-name="T10">Me%Ar(1)%Arrdef%ArrIdx(1)</text:span></text:p>
          </draw:text-box>
        </draw:frame>
        <draw:frame draw:style-name="gr7" draw:text-style-name="P12" draw:layer="layout" svg:width="6.395cm" svg:height="0.818cm" svg:x="9.707cm" svg:y="18.65cm">
          <draw:text-box>
            <text:p text:style-name="P2"><text:span text:style-name="T10">Me%Ar(2)%Arrdef%ArrIdx(1)</text:span></text:p>
          </draw:text-box>
        </draw:frame>
        <draw:frame draw:style-name="gr7" draw:text-style-name="P12" draw:layer="layout" svg:width="6.395cm" svg:height="0.818cm" svg:x="18.007cm" svg:y="18.65cm">
          <draw:text-box>
            <text:p text:style-name="P2"><text:span text:style-name="T10">Me%Ar(3)%Arrdef%ArrIdx(1)</text:span></text:p>
          </draw:text-box>
        </draw:frame>
        <draw:frame draw:style-name="gr7" draw:text-style-name="P12" draw:layer="layout" svg:width="7.766cm" svg:height="0.818cm" svg:x="33.107cm" svg:y="18.65cm">
          <draw:text-box>
            <text:p text:style-name="P2"><text:span text:style-name="T10">Me%Ar(NCPL-1)%Arrdef%ArrIdx(1)</text:span></text:p>
          </draw:text-box>
        </draw:frame>
        <draw:frame draw:style-name="gr7" draw:text-style-name="P12" draw:layer="layout" svg:width="7.36cm" svg:height="0.818cm" svg:x="41.607cm" svg:y="18.65cm">
          <draw:text-box>
            <text:p text:style-name="P2"><text:span text:style-name="T10">Me%Ar(NCPL)%Arrdef%ArrIdx(1)</text:span></text:p>
          </draw:text-box>
        </draw:frame>
        <draw:measure draw:style-name="gr34" draw:text-style-name="P5" draw:layer="layout" svg:x1="3.931cm" svg:y1="20.969cm" svg:x2="50.308cm" svg:y2="20.966cm">
          <text:p text:style-name="P5"><text:span text:style-name="T5">BufLen(1)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7cm" fo:page-height="2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0-06-15T11:11:15</meta:creation-date>
    <dc:date>2016-04-08T15:42:09.784513964</dc:date>
    <meta:editing-cycles>22</meta:editing-cycles>
    <meta:editing-duration>PT3H51M31S</meta:editing-duration>
    <dc:creator>kerkweg </dc:cre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